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Text_20_body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text-properties style:font-name="Times New Roman" fo:font-size="14pt" style:font-size-asian="14pt" style:font-size-complex="14pt"/>
    </style:style>
    <style:style style:name="P5" style:family="paragraph" style:parent-style-name="Text_20_body"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sans-serif" fo:font-size="9.75pt" fo:letter-spacing="normal" fo:font-style="italic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fo:font-style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variant="normal" fo:text-transform="none" fo:color="#000000" fo:letter-spacing="normal" fo:font-style="italic" fo:font-weight="normal"/>
    </style:style>
    <style:style style:name="T9" style:family="text">
      <style:text-properties fo:font-variant="normal" fo:text-transform="none" fo:color="#000000" fo:font-size="9.75pt" fo:letter-spacing="normal" fo:font-style="normal" fo:font-weight="normal"/>
    </style:style>
    <style:style style:name="T10" style:family="text">
      <style:text-properties fo:font-variant="normal" fo:text-transform="none" fo:color="#000000" fo:font-size="9.75pt" fo:letter-spacing="normal" fo:font-style="italic" fo:font-weight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IRC2</text:p>
      <text:p text:style-name="P2"/>
      <text:p text:style-name="P3">Logiciel cool : netlogo</text:p>
      <text:p text:style-name="P3"/>
      <text:p text:style-name="P3">hypothèse du monde clos != hypothèse du monde ouvert</text:p>
      <text:p text:style-name="P3"/>
      <text:p text:style-name="P4"><text:span text:style-name="T13">hypothèse du monde clos :</text:span> </text:p>
      <text:p text:style-name="P4"><text:tab/>Prolog, <text:span text:style-name="T5">un fait est considéré comme </text:span><text:span text:style-name="T8">faux</text:span><text:span text:style-name="T3"> </text:span><text:span text:style-name="T5">si, en un temps fini, on échoue à montrer qu'il est vrai, ce qui revient à dire que tout ce qui est vrai doit être connu (inclus dans la base de données des faits) ou démontrable en temps fini, il n’y a pas de monde extérieur qui pourrait contenir des éléments de preuve inconnus du programme.</text:span></text:p>
      <text:p text:style-name="P4"><text:span text:style-name="T5">Logique argumentative.</text:span></text:p>
      <text:p text:style-name="P4"><text:span text:style-name="T5">Deduction classique,</text:span></text:p>
      <text:p text:style-name="P4"><text:span text:style-name="T5">monotonie :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7">hypothèse du monde ouvert :</text:span></text:p>
      <text:p text:style-name="P5"><text:span text:style-name="T4"><text:tab/></text:span></text:p>
      <text:p text:style-name="P4"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1-25T18:56:13</meta:creation-date>
    <meta:generator>LibreOffice/3.5$Linux_x86 LibreOffice_project/350m1$Build-2</meta:generator>
    <dc:date>2014-02-07T01:29:11</dc:date>
    <dc:creator>JackDanny </dc:creator>
    <meta:editing-duration>PT2H21M59S</meta:editing-duration>
    <meta:editing-cycles>8</meta:editing-cycles>
    <meta:document-statistic meta:table-count="0" meta:image-count="0" meta:object-count="0" meta:page-count="1" meta:paragraph-count="10" meta:word-count="93" meta:character-count="522" meta:non-whitespace-character-count="435"/>
  </office:meta>
</office:document-meta>
</file>